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loadXML( Reader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MUtils.getFirstChildOrFail(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ChildByTagName( Element 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s.getAttribute( Element element , String attributeName , float de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AttributeWithInheritance( Element element , String attribut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Utils.getAttributeWithInheritanceOrFail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FirstChildElem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s.insertChild( Element parent , String tagName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ChildByTagOrFail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TextBuffer( Node e ,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MUtils.getText( Nod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getAttribute( Element element , String attributeName , boolean de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Attribute( Element element , String attributeName , int de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Attribute( Element element , String attributeName , String de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ChildTextByTagName( Element e ,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AttributeOrFail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NonBlankTextOrFail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